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9.133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087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 style:data-style-name="N75">
      <style:table-cell-properties style:text-align-source="fix" style:repeat-content="false" fo:wrap-option="wra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 style:data-style-name="N75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4"/>
    <style:style style:name="ce8" style:family="table-cell" style:parent-style-name="Default" style:data-style-name="N4">
      <style:table-cell-properties fo:border-bottom="none" fo:background-color="#ffffd7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11">
      <style:table-cell-properties fo:border-bottom="none" fo:background-color="#ffffd7" fo:border-left="0.74pt solid #000000" fo:border-right="none" fo:border-top="none"/>
    </style:style>
    <style:style style:name="ce10" style:family="table-cell" style:parent-style-name="Default" style:data-style-name="N4">
      <style:table-cell-properties fo:border-bottom="none" fo:background-color="#ffffd7" fo:border-left="0.74pt solid #000000" fo:border-right="none" fo:border-top="none"/>
    </style:style>
    <style:style style:name="ce11" style:family="table-cell" style:parent-style-name="Default" style:data-style-name="N4">
      <style:table-cell-properties fo:border-bottom="none" fo:background-color="#ffffd7" fo:border-left="0.74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-bottom="0.74pt solid #000000" fo:background-color="#ffffd7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ffffd7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1">
      <style:table-cell-properties fo:border-bottom="none" fo:background-color="#ffffd7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ffffd7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ffffd7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d7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1">
      <style:table-cell-properties fo:border-bottom="none" fo:background-color="#ffffd7" fo:border-left="0.74pt solid #000000" fo:border-right="0.74pt solid #000000" fo:border-top="none"/>
    </style:style>
    <style:style style:name="ce22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3" style:family="table-cell" style:parent-style-name="Default">
      <style:table-cell-properties fo:border-bottom="none" fo:background-color="#ffffd7" fo:border-left="0.74pt solid #000000" fo:border-right="0.74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ffffd7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ythonSLOC-comple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10"/>
        <table:table-column table:style-name="co11" table:default-cell-style-name="ce15"/>
        <table:table-column table:style-name="co12" table:default-cell-style-name="Default"/>
        <table:table-column table:style-name="co12" table:default-cell-style-name="ce22"/>
        <table:table-column table:style-name="co12" table:number-columns-repeated="16367" table:default-cell-style-name="Default"/>
        <table:table-row table:style-name="ro1">
          <table:table-cell table:style-name="ce3" office:value-type="string" calcext:value-type="string">
            <text:p>run time</text:p>
          </table:table-cell>
          <table:table-cell table:style-name="ce5" office:value-type="string" calcext:value-type="string">
            <text:p>SWHID</text:p>
          </table:table-cell>
          <table:table-cell table:style-name="ce6" office:value-type="string" calcext:value-type="string">
            <text:p>FUSE cold</text:p>
          </table:table-cell>
          <table:table-cell table:style-name="ce6" office:value-type="string" calcext:value-type="string">
            <text:p>FUSE hot</text:p>
          </table:table-cell>
          <table:table-cell table:style-name="ce6" office:value-type="string" calcext:value-type="string">
            <text:p>Vault total</text:p>
          </table:table-cell>
          <table:table-cell table:style-name="ce6" office:value-type="string" calcext:value-type="string">
            <text:p>Vault – payload only</text:p>
          </table:table-cell>
          <table:table-cell table:style-name="ce5" table:number-columns-repeated="3"/>
          <table:table-cell table:style-name="ce5" office:value-type="string" calcext:value-type="string">
            <text:p>waiting graph</text:p>
          </table:table-cell>
          <table:table-cell table:style-name="ce5" office:value-type="string" calcext:value-type="string">
            <text:p>waiting storage</text:p>
          </table:table-cell>
          <table:table-cell table:style-name="ce5" office:value-type="string" calcext:value-type="string">
            <text:p>waiting objstorage</text:p>
          </table:table-cell>
          <table:table-cell table:style-name="ce6" office:value-type="string" calcext:value-type="string">
            <text:p>FUSE cold overhead</text:p>
          </table:table-cell>
          <table:table-cell table:style-name="ce8" office:value-type="string" calcext:value-type="string">
            <text:p>FUSE cold overhead</text:p>
          </table:table-cell>
          <table:table-cell table:style-name="ce13" office:value-type="string" calcext:value-type="string">
            <text:p>Overhead coz of storage</text:p>
          </table:table-cell>
          <table:table-cell table:style-name="ce18" office:value-type="string" calcext:value-type="string">
            <text:p>FUSE hot overhead</text:p>
          </table:table-cell>
          <table:table-cell table:style-name="ce20" office:value-type="string" calcext:value-type="string">
            <text:p>FUSE hot overhead</text:p>
          </table:table-cell>
          <table:table-cell table:style-name="ce5" table:number-columns-repeated="16367"/>
        </table:table-row>
        <table:table-row table:style-name="ro2">
          <table:table-cell table:style-name="ce1" office:value-type="date" office:date-value="2025-03-08T17:41:46" calcext:value-type="date">
            <text:p>2025-03-08T17:41:46</text:p>
          </table:table-cell>
          <table:table-cell office:value-type="string" calcext:value-type="string">
            <text:p>swh:1:dir:e0c567f5e2cc61dc1308793df072c9bdc36d5eff</text:p>
          </table:table-cell>
          <table:table-cell office:value-type="float" office:value="7.66188124008477" calcext:value-type="float">
            <text:p>7,66188124008477</text:p>
          </table:table-cell>
          <table:table-cell office:value-type="float" office:value="0.122588366270065" calcext:value-type="float">
            <text:p>0,122588366270065</text:p>
          </table:table-cell>
          <table:table-cell office:value-type="float" office:value="1.58496396057308" calcext:value-type="float">
            <text:p>1,58496396057308</text:p>
          </table:table-cell>
          <table:table-cell office:value-type="float" office:value="0.0159533843398094" calcext:value-type="float">
            <text:p>0,0159533843398094</text:p>
          </table:table-cell>
          <table:table-cell table:number-columns-repeated="3" office:value-type="float" office:value="108376" calcext:value-type="float">
            <text:p>108376</text:p>
          </table:table-cell>
          <table:table-cell office:value-type="float" office:value="0.379338" calcext:value-type="float">
            <text:p>0,379338</text:p>
          </table:table-cell>
          <table:table-cell office:value-type="float" office:value="5.445004" calcext:value-type="float">
            <text:p>5,445004</text:p>
          </table:table-cell>
          <table:table-cell office:value-type="float" office:value="0.36839" calcext:value-type="float">
            <text:p>0,36839</text:p>
          </table:table-cell>
          <table:table-cell table:formula="of:=[.C2]-[.F2]" office:value-type="float" office:value="7.64592785574496" calcext:value-type="float">
            <text:p>7,65</text:p>
          </table:table-cell>
          <table:table-cell table:style-name="ce9" table:formula="of:=[.M2]/[.F2]" office:value-type="percentage" office:value="479.26682469911" calcext:value-type="percentage">
            <text:p>47926,68 %</text:p>
          </table:table-cell>
          <table:table-cell table:style-name="ce14" table:formula="of:=[.K2]/[.M2]" office:value-type="percentage" office:value="0.712144307758379" calcext:value-type="percentage">
            <text:p>71,21 %</text:p>
          </table:table-cell>
          <table:table-cell table:style-name="ce2" table:formula="of:=[.D2]-[.F2]" office:value-type="float" office:value="0.106634981930256" calcext:value-type="float">
            <text:p>0,11</text:p>
          </table:table-cell>
          <table:table-cell table:style-name="ce21" table:formula="of:=[.P2]/[.F2]" office:value-type="percentage" office:value="6.68416053038747" calcext:value-type="percentage">
            <text:p>668,42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42:03" calcext:value-type="date">
            <text:p>2025-03-08T17:42:03</text:p>
          </table:table-cell>
          <table:table-cell office:value-type="string" calcext:value-type="string">
            <text:p>swh:1:dir:fa975d08c46828e783da6fd46f782910bdee7aed</text:p>
          </table:table-cell>
          <table:table-cell office:value-type="float" office:value="188.039322841913" calcext:value-type="float">
            <text:p>188,039322841913</text:p>
          </table:table-cell>
          <table:table-cell office:value-type="float" office:value="5.02915953844786" calcext:value-type="float">
            <text:p>5,02915953844786</text:p>
          </table:table-cell>
          <table:table-cell office:value-type="float" office:value="3.02614992856979" calcext:value-type="float">
            <text:p>3,02614992856979</text:p>
          </table:table-cell>
          <table:table-cell office:value-type="float" office:value="0.424638140946627" calcext:value-type="float">
            <text:p>0,424638140946627</text:p>
          </table:table-cell>
          <table:table-cell table:number-columns-repeated="2" office:value-type="float" office:value="1970176" calcext:value-type="float">
            <text:p>1970176</text:p>
          </table:table-cell>
          <table:table-cell office:value-type="float" office:value="1972078" calcext:value-type="float">
            <text:p>1972078</text:p>
          </table:table-cell>
          <table:table-cell office:value-type="float" office:value="12.519714" calcext:value-type="float">
            <text:p>12,519714</text:p>
          </table:table-cell>
          <table:table-cell office:value-type="float" office:value="125.994244" calcext:value-type="float">
            <text:p>125,994244</text:p>
          </table:table-cell>
          <table:table-cell office:value-type="float" office:value="7.97013" calcext:value-type="float">
            <text:p>7,97013</text:p>
          </table:table-cell>
          <table:table-cell table:formula="of:=[.C3]-[.F3]" office:value-type="float" office:value="187.614684700966" calcext:value-type="float">
            <text:p>187,61</text:p>
          </table:table-cell>
          <table:table-cell table:style-name="ce9" table:formula="of:=[.M3]/[.F3]" office:value-type="percentage" office:value="441.822499228931" calcext:value-type="percentage">
            <text:p>44182,25 %</text:p>
          </table:table-cell>
          <table:table-cell table:style-name="ce14" table:formula="of:=[.K3]/[.M3]" office:value-type="percentage" office:value="0.671558541384001" calcext:value-type="percentage">
            <text:p>67,16 %</text:p>
          </table:table-cell>
          <table:table-cell table:style-name="ce2" table:formula="of:=[.D3]-[.F3]" office:value-type="float" office:value="4.60452139750123" calcext:value-type="float">
            <text:p>4,60</text:p>
          </table:table-cell>
          <table:table-cell table:style-name="ce21" table:formula="of:=[.P3]/[.F3]" office:value-type="percentage" office:value="10.8434004237975" calcext:value-type="percentage">
            <text:p>1084,3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46:48" calcext:value-type="date">
            <text:p>2025-03-08T17:46:48</text:p>
          </table:table-cell>
          <table:table-cell office:value-type="string" calcext:value-type="string">
            <text:p>swh:1:dir:0070a4d04e7c1712392e69ef633cb3b0b482a871</text:p>
          </table:table-cell>
          <table:table-cell office:value-type="float" office:value="1.00207148492336" calcext:value-type="float">
            <text:p>1,00207148492336</text:p>
          </table:table-cell>
          <table:table-cell office:value-type="float" office:value="0.0452240239828825" calcext:value-type="float">
            <text:p>0,0452240239828825</text:p>
          </table:table-cell>
          <table:table-cell office:value-type="float" office:value="0.810137942433357" calcext:value-type="float">
            <text:p>0,810137942433357</text:p>
          </table:table-cell>
          <table:table-cell office:value-type="float" office:value="0.00202623568475246" calcext:value-type="float">
            <text:p>0,00202623568475246</text:p>
          </table:table-cell>
          <table:table-cell table:number-columns-repeated="3" office:value-type="float" office:value="7616" calcext:value-type="float">
            <text:p>7616</text:p>
          </table:table-cell>
          <table:table-cell office:value-type="float" office:value="0.087153" calcext:value-type="float">
            <text:p>0,087153</text:p>
          </table:table-cell>
          <table:table-cell office:value-type="float" office:value="0.691028" calcext:value-type="float">
            <text:p>0,691028</text:p>
          </table:table-cell>
          <table:table-cell office:value-type="float" office:value="0.041852" calcext:value-type="float">
            <text:p>0,041852</text:p>
          </table:table-cell>
          <table:table-cell table:formula="of:=[.C4]-[.F4]" office:value-type="float" office:value="1.00004524923861" calcext:value-type="float">
            <text:p>1,00</text:p>
          </table:table-cell>
          <table:table-cell table:style-name="ce9" table:formula="of:=[.M4]/[.F4]" office:value-type="percentage" office:value="493.548335351118" calcext:value-type="percentage">
            <text:p>49354,83 %</text:p>
          </table:table-cell>
          <table:table-cell table:style-name="ce14" table:formula="of:=[.K4]/[.M4]" office:value-type="percentage" office:value="0.690996732923953" calcext:value-type="percentage">
            <text:p>69,10 %</text:p>
          </table:table-cell>
          <table:table-cell table:style-name="ce2" table:formula="of:=[.D4]-[.F4]" office:value-type="float" office:value="0.04319778829813" calcext:value-type="float">
            <text:p>0,04</text:p>
          </table:table-cell>
          <table:table-cell table:style-name="ce21" table:formula="of:=[.P4]/[.F4]" office:value-type="percentage" office:value="21.3192318263842" calcext:value-type="percentage">
            <text:p>2131,92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47:08" calcext:value-type="date">
            <text:p>2025-03-08T17:47:08</text:p>
          </table:table-cell>
          <table:table-cell office:value-type="string" calcext:value-type="string">
            <text:p>swh:1:dir:ef595af51508cd608af58db33601bd4b337f883e</text:p>
          </table:table-cell>
          <table:table-cell office:value-type="float" office:value="1.80005900934339" calcext:value-type="float">
            <text:p>1,80005900934339</text:p>
          </table:table-cell>
          <table:table-cell office:value-type="float" office:value="0.0624964572489262" calcext:value-type="float">
            <text:p>0,0624964572489262</text:p>
          </table:table-cell>
          <table:table-cell office:value-type="float" office:value="0.941644731909037" calcext:value-type="float">
            <text:p>0,941644731909037</text:p>
          </table:table-cell>
          <table:table-cell office:value-type="float" office:value="0.00381709635257721" calcext:value-type="float">
            <text:p>0,00381709635257721</text:p>
          </table:table-cell>
          <table:table-cell table:number-columns-repeated="3" office:value-type="float" office:value="25117" calcext:value-type="float">
            <text:p>25117</text:p>
          </table:table-cell>
          <table:table-cell office:value-type="float" office:value="0.142815" calcext:value-type="float">
            <text:p>0,142815</text:p>
          </table:table-cell>
          <table:table-cell office:value-type="float" office:value="1.246496" calcext:value-type="float">
            <text:p>1,246496</text:p>
          </table:table-cell>
          <table:table-cell office:value-type="float" office:value="0.074223" calcext:value-type="float">
            <text:p>0,074223</text:p>
          </table:table-cell>
          <table:table-cell table:formula="of:=[.C5]-[.F5]" office:value-type="float" office:value="1.79624191299081" calcext:value-type="float">
            <text:p>1,80</text:p>
          </table:table-cell>
          <table:table-cell table:style-name="ce9" table:formula="of:=[.M5]/[.F5]" office:value-type="percentage" office:value="470.578090536811" calcext:value-type="percentage">
            <text:p>47057,81 %</text:p>
          </table:table-cell>
          <table:table-cell table:style-name="ce14" table:formula="of:=[.K5]/[.M5]" office:value-type="percentage" office:value="0.693946617649366" calcext:value-type="percentage">
            <text:p>69,39 %</text:p>
          </table:table-cell>
          <table:table-cell table:style-name="ce2" table:formula="of:=[.D5]-[.F5]" office:value-type="float" office:value="0.058679360896349" calcext:value-type="float">
            <text:p>0,06</text:p>
          </table:table-cell>
          <table:table-cell table:style-name="ce21" table:formula="of:=[.P5]/[.F5]" office:value-type="percentage" office:value="15.3727743489446" calcext:value-type="percentage">
            <text:p>1537,28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47:37" calcext:value-type="date">
            <text:p>2025-03-08T17:47:37</text:p>
          </table:table-cell>
          <table:table-cell office:value-type="string" calcext:value-type="string">
            <text:p>swh:1:dir:4ec201a897fb7fb0b50c9260b31f82e8d0ec8113</text:p>
          </table:table-cell>
          <table:table-cell office:value-type="float" office:value="20.1035864967853" calcext:value-type="float">
            <text:p>20,1035864967853</text:p>
          </table:table-cell>
          <table:table-cell office:value-type="float" office:value="0.174676507711411" calcext:value-type="float">
            <text:p>0,174676507711411</text:p>
          </table:table-cell>
          <table:table-cell office:value-type="float" office:value="1.04534840583801" calcext:value-type="float">
            <text:p>1,04534840583801</text:p>
          </table:table-cell>
          <table:table-cell office:value-type="float" office:value="0.0325017776340246" calcext:value-type="float">
            <text:p>0,0325017776340246</text:p>
          </table:table-cell>
          <table:table-cell table:number-columns-repeated="3" office:value-type="float" office:value="145974" calcext:value-type="float">
            <text:p>145974</text:p>
          </table:table-cell>
          <table:table-cell office:value-type="float" office:value="0.184512" calcext:value-type="float">
            <text:p>0,184512</text:p>
          </table:table-cell>
          <table:table-cell office:value-type="float" office:value="15.545449" calcext:value-type="float">
            <text:p>15,545449</text:p>
          </table:table-cell>
          <table:table-cell office:value-type="float" office:value="0.984991" calcext:value-type="float">
            <text:p>0,984991</text:p>
          </table:table-cell>
          <table:table-cell table:formula="of:=[.C6]-[.F6]" office:value-type="float" office:value="20.0710847191513" calcext:value-type="float">
            <text:p>20,07</text:p>
          </table:table-cell>
          <table:table-cell table:style-name="ce9" table:formula="of:=[.M6]/[.F6]" office:value-type="percentage" office:value="617.538060384113" calcext:value-type="percentage">
            <text:p>61753,81 %</text:p>
          </table:table-cell>
          <table:table-cell table:style-name="ce14" table:formula="of:=[.K6]/[.M6]" office:value-type="percentage" office:value="0.77451962450076" calcext:value-type="percentage">
            <text:p>77,45 %</text:p>
          </table:table-cell>
          <table:table-cell table:style-name="ce2" table:formula="of:=[.D6]-[.F6]" office:value-type="float" office:value="0.142174730077386" calcext:value-type="float">
            <text:p>0,14</text:p>
          </table:table-cell>
          <table:table-cell table:style-name="ce21" table:formula="of:=[.P6]/[.F6]" office:value-type="percentage" office:value="4.37436781699442" calcext:value-type="percentage">
            <text:p>437,4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48:58" calcext:value-type="date">
            <text:p>2025-03-08T17:48:58</text:p>
          </table:table-cell>
          <table:table-cell office:value-type="string" calcext:value-type="string">
            <text:p>swh:1:dir:4e49fca6e357078816e1033aa415e3979749e20b</text:p>
          </table:table-cell>
          <table:table-cell office:value-type="float" office:value="8.97160819172859" calcext:value-type="float">
            <text:p>8,97160819172859</text:p>
          </table:table-cell>
          <table:table-cell office:value-type="float" office:value="0.120734840631485" calcext:value-type="float">
            <text:p>0,120734840631485</text:p>
          </table:table-cell>
          <table:table-cell office:value-type="float" office:value="0.963918175548315" calcext:value-type="float">
            <text:p>0,963918175548315</text:p>
          </table:table-cell>
          <table:table-cell office:value-type="float" office:value="0.0154712311923504" calcext:value-type="float">
            <text:p>0,0154712311923504</text:p>
          </table:table-cell>
          <table:table-cell table:number-columns-repeated="2" office:value-type="float" office:value="81432" calcext:value-type="float">
            <text:p>81432</text:p>
          </table:table-cell>
          <table:table-cell office:value-type="float" office:value="81452" calcext:value-type="float">
            <text:p>81452</text:p>
          </table:table-cell>
          <table:table-cell office:value-type="float" office:value="0.343486" calcext:value-type="float">
            <text:p>0,343486</text:p>
          </table:table-cell>
          <table:table-cell office:value-type="float" office:value="6.668233" calcext:value-type="float">
            <text:p>6,668233</text:p>
          </table:table-cell>
          <table:table-cell office:value-type="float" office:value="0.411077" calcext:value-type="float">
            <text:p>0,411077</text:p>
          </table:table-cell>
          <table:table-cell table:formula="of:=[.C7]-[.F7]" office:value-type="float" office:value="8.95613696053624" calcext:value-type="float">
            <text:p>8,96</text:p>
          </table:table-cell>
          <table:table-cell table:style-name="ce9" table:formula="of:=[.M7]/[.F7]" office:value-type="percentage" office:value="578.889737292822" calcext:value-type="percentage">
            <text:p>57888,97 %</text:p>
          </table:table-cell>
          <table:table-cell table:style-name="ce14" table:formula="of:=[.K7]/[.M7]" office:value-type="percentage" office:value="0.744543437576098" calcext:value-type="percentage">
            <text:p>74,45 %</text:p>
          </table:table-cell>
          <table:table-cell table:style-name="ce2" table:formula="of:=[.D7]-[.F7]" office:value-type="float" office:value="0.105263609439135" calcext:value-type="float">
            <text:p>0,11</text:p>
          </table:table-cell>
          <table:table-cell table:style-name="ce21" table:formula="of:=[.P7]/[.F7]" office:value-type="percentage" office:value="6.80382886988213" calcext:value-type="percentage">
            <text:p>680,38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49:37" calcext:value-type="date">
            <text:p>2025-03-08T17:49:37</text:p>
          </table:table-cell>
          <table:table-cell office:value-type="string" calcext:value-type="string">
            <text:p>swh:1:dir:91150e764c1c31604a94ab8d174559e1ba1b6a92</text:p>
          </table:table-cell>
          <table:table-cell office:value-type="float" office:value="3.78980906121433" calcext:value-type="float">
            <text:p>3,78980906121433</text:p>
          </table:table-cell>
          <table:table-cell office:value-type="float" office:value="0.061907360330224" calcext:value-type="float">
            <text:p>0,061907360330224</text:p>
          </table:table-cell>
          <table:table-cell office:value-type="float" office:value="0.936221990734339" calcext:value-type="float">
            <text:p>0,936221990734339</text:p>
          </table:table-cell>
          <table:table-cell office:value-type="float" office:value="0.00487211905419827" calcext:value-type="float">
            <text:p>0,00487211905419827</text:p>
          </table:table-cell>
          <table:table-cell table:number-columns-repeated="3" office:value-type="float" office:value="14970" calcext:value-type="float">
            <text:p>14970</text:p>
          </table:table-cell>
          <table:table-cell office:value-type="float" office:value="0.06372" calcext:value-type="float">
            <text:p>0,06372</text:p>
          </table:table-cell>
          <table:table-cell office:value-type="float" office:value="2.94047" calcext:value-type="float">
            <text:p>2,94047</text:p>
          </table:table-cell>
          <table:table-cell office:value-type="float" office:value="0.172612" calcext:value-type="float">
            <text:p>0,172612</text:p>
          </table:table-cell>
          <table:table-cell table:formula="of:=[.C8]-[.F8]" office:value-type="float" office:value="3.78493694216013" calcext:value-type="float">
            <text:p>3,78</text:p>
          </table:table-cell>
          <table:table-cell table:style-name="ce9" table:formula="of:=[.M8]/[.F8]" office:value-type="percentage" office:value="776.856415053872" calcext:value-type="percentage">
            <text:p>77685,64 %</text:p>
          </table:table-cell>
          <table:table-cell table:style-name="ce14" table:formula="of:=[.K8]/[.M8]" office:value-type="percentage" office:value="0.776887447514997" calcext:value-type="percentage">
            <text:p>77,69 %</text:p>
          </table:table-cell>
          <table:table-cell table:style-name="ce2" table:formula="of:=[.D8]-[.F8]" office:value-type="float" office:value="0.0570352412760257" calcext:value-type="float">
            <text:p>0,06</text:p>
          </table:table-cell>
          <table:table-cell table:style-name="ce21" table:formula="of:=[.P8]/[.F8]" office:value-type="percentage" office:value="11.7064547564532" calcext:value-type="percentage">
            <text:p>1170,6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0:08" calcext:value-type="date">
            <text:p>2025-03-08T17:50:08</text:p>
          </table:table-cell>
          <table:table-cell office:value-type="string" calcext:value-type="string">
            <text:p>swh:1:dir:d3059f67ffe7ae13ac8e77719b78b2350485f1ae</text:p>
          </table:table-cell>
          <table:table-cell office:value-type="float" office:value="18.4391585942358" calcext:value-type="float">
            <text:p>18,4391585942358</text:p>
          </table:table-cell>
          <table:table-cell office:value-type="float" office:value="0.165098225697875" calcext:value-type="float">
            <text:p>0,165098225697875</text:p>
          </table:table-cell>
          <table:table-cell office:value-type="float" office:value="5.93931118771434" calcext:value-type="float">
            <text:p>5,93931118771434</text:p>
          </table:table-cell>
          <table:table-cell office:value-type="float" office:value="0.0244677178561687" calcext:value-type="float">
            <text:p>0,0244677178561687</text:p>
          </table:table-cell>
          <table:table-cell table:number-columns-repeated="3" office:value-type="float" office:value="96218" calcext:value-type="float">
            <text:p>96218</text:p>
          </table:table-cell>
          <table:table-cell office:value-type="float" office:value="0.200191" calcext:value-type="float">
            <text:p>0,200191</text:p>
          </table:table-cell>
          <table:table-cell office:value-type="float" office:value="14.846173" calcext:value-type="float">
            <text:p>14,846173</text:p>
          </table:table-cell>
          <table:table-cell office:value-type="float" office:value="0.683971" calcext:value-type="float">
            <text:p>0,683971</text:p>
          </table:table-cell>
          <table:table-cell table:formula="of:=[.C9]-[.F9]" office:value-type="float" office:value="18.4146908763796" calcext:value-type="float">
            <text:p>18,41</text:p>
          </table:table-cell>
          <table:table-cell table:style-name="ce9" table:formula="of:=[.M9]/[.F9]" office:value-type="percentage" office:value="752.61170594776" calcext:value-type="percentage">
            <text:p>75261,17 %</text:p>
          </table:table-cell>
          <table:table-cell table:style-name="ce14" table:formula="of:=[.K9]/[.M9]" office:value-type="percentage" office:value="0.806213533513239" calcext:value-type="percentage">
            <text:p>80,62 %</text:p>
          </table:table-cell>
          <table:table-cell table:style-name="ce2" table:formula="of:=[.D9]-[.F9]" office:value-type="float" office:value="0.140630507841706" calcext:value-type="float">
            <text:p>0,14</text:p>
          </table:table-cell>
          <table:table-cell table:style-name="ce21" table:formula="of:=[.P9]/[.F9]" office:value-type="percentage" office:value="5.74759397947901" calcext:value-type="percentage">
            <text:p>574,7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0:40" calcext:value-type="date">
            <text:p>2025-03-08T17:50:40</text:p>
          </table:table-cell>
          <table:table-cell office:value-type="string" calcext:value-type="string">
            <text:p>swh:1:dir:4a6e2a3dd8ed3d79dd9892667e2ca580f4fd9fa5</text:p>
          </table:table-cell>
          <table:table-cell office:value-type="float" office:value="45.9615890886635" calcext:value-type="float">
            <text:p>45,9615890886635</text:p>
          </table:table-cell>
          <table:table-cell office:value-type="float" office:value="2.00372049026191" calcext:value-type="float">
            <text:p>2,00372049026191</text:p>
          </table:table-cell>
          <table:table-cell office:value-type="float" office:value="1.44531469419599" calcext:value-type="float">
            <text:p>1,44531469419599</text:p>
          </table:table-cell>
          <table:table-cell office:value-type="float" office:value="0.115477692335844" calcext:value-type="float">
            <text:p>0,115477692335844</text:p>
          </table:table-cell>
          <table:table-cell table:number-columns-repeated="2" office:value-type="float" office:value="213033" calcext:value-type="float">
            <text:p>213033</text:p>
          </table:table-cell>
          <table:table-cell office:value-type="float" office:value="213035" calcext:value-type="float">
            <text:p>213035</text:p>
          </table:table-cell>
          <table:table-cell office:value-type="float" office:value="6.768631" calcext:value-type="float">
            <text:p>6,768631</text:p>
          </table:table-cell>
          <table:table-cell office:value-type="float" office:value="24.469847" calcext:value-type="float">
            <text:p>24,469847</text:p>
          </table:table-cell>
          <table:table-cell office:value-type="float" office:value="1.463334" calcext:value-type="float">
            <text:p>1,463334</text:p>
          </table:table-cell>
          <table:table-cell table:formula="of:=[.C10]-[.F10]" office:value-type="float" office:value="45.8461113963276" calcext:value-type="float">
            <text:p>45,85</text:p>
          </table:table-cell>
          <table:table-cell table:style-name="ce9" table:formula="of:=[.M10]/[.F10]" office:value-type="percentage" office:value="397.01270841985" calcext:value-type="percentage">
            <text:p>39701,27 %</text:p>
          </table:table-cell>
          <table:table-cell table:style-name="ce14" table:formula="of:=[.K10]/[.M10]" office:value-type="percentage" office:value="0.533738767688814" calcext:value-type="percentage">
            <text:p>53,37 %</text:p>
          </table:table-cell>
          <table:table-cell table:style-name="ce2" table:formula="of:=[.D10]-[.F10]" office:value-type="float" office:value="1.88824279792607" calcext:value-type="float">
            <text:p>1,89</text:p>
          </table:table-cell>
          <table:table-cell table:style-name="ce21" table:formula="of:=[.P10]/[.F10]" office:value-type="percentage" office:value="16.3515806363231" calcext:value-type="percentage">
            <text:p>1635,1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2:36" calcext:value-type="date">
            <text:p>2025-03-08T17:52:36</text:p>
          </table:table-cell>
          <table:table-cell office:value-type="string" calcext:value-type="string">
            <text:p>swh:1:dir:6d104e19477f82b2a0dc8bfd72288a0c6ac6ce75</text:p>
          </table:table-cell>
          <table:table-cell office:value-type="float" office:value="63.4804897811264" calcext:value-type="float">
            <text:p>63,4804897811264</text:p>
          </table:table-cell>
          <table:table-cell office:value-type="float" office:value="2.30313690379262" calcext:value-type="float">
            <text:p>2,30313690379262</text:p>
          </table:table-cell>
          <table:table-cell office:value-type="float" office:value="1.54888676293194" calcext:value-type="float">
            <text:p>1,54888676293194</text:p>
          </table:table-cell>
          <table:table-cell office:value-type="float" office:value="0.141563938930631" calcext:value-type="float">
            <text:p>0,141563938930631</text:p>
          </table:table-cell>
          <table:table-cell table:number-columns-repeated="2" office:value-type="float" office:value="325991" calcext:value-type="float">
            <text:p>325991</text:p>
          </table:table-cell>
          <table:table-cell office:value-type="float" office:value="325994" calcext:value-type="float">
            <text:p>325994</text:p>
          </table:table-cell>
          <table:table-cell office:value-type="float" office:value="7.402093" calcext:value-type="float">
            <text:p>7,402093</text:p>
          </table:table-cell>
          <table:table-cell office:value-type="float" office:value="37.786681" calcext:value-type="float">
            <text:p>37,786681</text:p>
          </table:table-cell>
          <table:table-cell office:value-type="float" office:value="2.254536" calcext:value-type="float">
            <text:p>2,254536</text:p>
          </table:table-cell>
          <table:table-cell table:formula="of:=[.C11]-[.F11]" office:value-type="float" office:value="63.3389258421958" calcext:value-type="float">
            <text:p>63,34</text:p>
          </table:table-cell>
          <table:table-cell table:style-name="ce9" table:formula="of:=[.M11]/[.F11]" office:value-type="percentage" office:value="447.422742830242" calcext:value-type="percentage">
            <text:p>44742,27 %</text:p>
          </table:table-cell>
          <table:table-cell table:style-name="ce14" table:formula="of:=[.K11]/[.M11]" office:value-type="percentage" office:value="0.596579125672935" calcext:value-type="percentage">
            <text:p>59,66 %</text:p>
          </table:table-cell>
          <table:table-cell table:style-name="ce2" table:formula="of:=[.D11]-[.F11]" office:value-type="float" office:value="2.16157296486199" calcext:value-type="float">
            <text:p>2,16</text:p>
          </table:table-cell>
          <table:table-cell table:style-name="ce21" table:formula="of:=[.P11]/[.F11]" office:value-type="percentage" office:value="15.2692343911199" calcext:value-type="percentage">
            <text:p>1526,92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4:02" calcext:value-type="date">
            <text:p>2025-03-08T17:54:02</text:p>
          </table:table-cell>
          <table:table-cell office:value-type="string" calcext:value-type="string">
            <text:p>swh:1:dir:334f09aef4c6dafd0aeaf09405f37edb9839bfcb</text:p>
          </table:table-cell>
          <table:table-cell office:value-type="float" office:value="0.582808582112193" calcext:value-type="float">
            <text:p>0,582808582112193</text:p>
          </table:table-cell>
          <table:table-cell office:value-type="float" office:value="0.036856671795249" calcext:value-type="float">
            <text:p>0,036856671795249</text:p>
          </table:table-cell>
          <table:table-cell office:value-type="float" office:value="1.21910464018583" calcext:value-type="float">
            <text:p>1,21910464018583</text:p>
          </table:table-cell>
          <table:table-cell office:value-type="float" office:value="0.00136919319629669" calcext:value-type="float">
            <text:p>0,00136919319629669</text:p>
          </table:table-cell>
          <table:table-cell table:number-columns-repeated="3" office:value-type="float" office:value="3614" calcext:value-type="float">
            <text:p>3614</text:p>
          </table:table-cell>
          <table:table-cell office:value-type="float" office:value="0.200632" calcext:value-type="float">
            <text:p>0,200632</text:p>
          </table:table-cell>
          <table:table-cell office:value-type="float" office:value="0.145663" calcext:value-type="float">
            <text:p>0,145663</text:p>
          </table:table-cell>
          <table:table-cell office:value-type="float" office:value="0.006717" calcext:value-type="float">
            <text:p>0,006717</text:p>
          </table:table-cell>
          <table:table-cell table:formula="of:=[.C12]-[.F12]" office:value-type="float" office:value="0.581439388915896" calcext:value-type="float">
            <text:p>0,58</text:p>
          </table:table-cell>
          <table:table-cell table:style-name="ce9" table:formula="of:=[.M12]/[.F12]" office:value-type="percentage" office:value="424.658397725418" calcext:value-type="percentage">
            <text:p>42465,84 %</text:p>
          </table:table-cell>
          <table:table-cell table:style-name="ce14" table:formula="of:=[.K12]/[.M12]" office:value-type="percentage" office:value="0.250521383271937" calcext:value-type="percentage">
            <text:p>25,05 %</text:p>
          </table:table-cell>
          <table:table-cell table:style-name="ce2" table:formula="of:=[.D12]-[.F12]" office:value-type="float" office:value="0.0354874785989523" calcext:value-type="float">
            <text:p>0,04</text:p>
          </table:table-cell>
          <table:table-cell table:style-name="ce21" table:formula="of:=[.P12]/[.F12]" office:value-type="percentage" office:value="25.9185326767155" calcext:value-type="percentage">
            <text:p>2591,8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4:11" calcext:value-type="date">
            <text:p>2025-03-08T17:54:11</text:p>
          </table:table-cell>
          <table:table-cell office:value-type="string" calcext:value-type="string">
            <text:p>swh:1:dir:4fda7cb5c4e06d9da0b849aa2ba9a1eb7704007b</text:p>
          </table:table-cell>
          <table:table-cell office:value-type="float" office:value="3.6040333006531" calcext:value-type="float">
            <text:p>3,6040333006531</text:p>
          </table:table-cell>
          <table:table-cell office:value-type="float" office:value="0.0829185750335455" calcext:value-type="float">
            <text:p>0,0829185750335455</text:p>
          </table:table-cell>
          <table:table-cell office:value-type="float" office:value="1.10468492843211" calcext:value-type="float">
            <text:p>1,10468492843211</text:p>
          </table:table-cell>
          <table:table-cell office:value-type="float" office:value="0.00697033107280731" calcext:value-type="float">
            <text:p>0,00697033107280731</text:p>
          </table:table-cell>
          <table:table-cell table:number-columns-repeated="3" office:value-type="float" office:value="40877" calcext:value-type="float">
            <text:p>40877</text:p>
          </table:table-cell>
          <table:table-cell office:value-type="float" office:value="0.397196" calcext:value-type="float">
            <text:p>0,397196</text:p>
          </table:table-cell>
          <table:table-cell office:value-type="float" office:value="2.261858" calcext:value-type="float">
            <text:p>2,261858</text:p>
          </table:table-cell>
          <table:table-cell office:value-type="float" office:value="0.146414" calcext:value-type="float">
            <text:p>0,146414</text:p>
          </table:table-cell>
          <table:table-cell table:formula="of:=[.C13]-[.F13]" office:value-type="float" office:value="3.59706296958029" calcext:value-type="float">
            <text:p>3,60</text:p>
          </table:table-cell>
          <table:table-cell table:style-name="ce9" table:formula="of:=[.M13]/[.F13]" office:value-type="percentage" office:value="516.053388570476" calcext:value-type="percentage">
            <text:p>51605,34 %</text:p>
          </table:table-cell>
          <table:table-cell table:style-name="ce14" table:formula="of:=[.K13]/[.M13]" office:value-type="percentage" office:value="0.628806895828103" calcext:value-type="percentage">
            <text:p>62,88 %</text:p>
          </table:table-cell>
          <table:table-cell table:style-name="ce2" table:formula="of:=[.D13]-[.F13]" office:value-type="float" office:value="0.0759482439607382" calcext:value-type="float">
            <text:p>0,08</text:p>
          </table:table-cell>
          <table:table-cell table:style-name="ce21" table:formula="of:=[.P13]/[.F13]" office:value-type="percentage" office:value="10.8959306476887" calcext:value-type="percentage">
            <text:p>1089,59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4:23" calcext:value-type="date">
            <text:p>2025-03-08T17:54:23</text:p>
          </table:table-cell>
          <table:table-cell office:value-type="string" calcext:value-type="string">
            <text:p>swh:1:dir:09cdb7426740f139a49b6ff9d3cc537c2c2299ac</text:p>
          </table:table-cell>
          <table:table-cell office:value-type="float" office:value="7.01433751545847" calcext:value-type="float">
            <text:p>7,01433751545847</text:p>
          </table:table-cell>
          <table:table-cell office:value-type="float" office:value="0.0971806664019823" calcext:value-type="float">
            <text:p>0,0971806664019823</text:p>
          </table:table-cell>
          <table:table-cell office:value-type="float" office:value="0.886119659990072" calcext:value-type="float">
            <text:p>0,886119659990072</text:p>
          </table:table-cell>
          <table:table-cell office:value-type="float" office:value="0.0106557477265596" calcext:value-type="float">
            <text:p>0,0106557477265596</text:p>
          </table:table-cell>
          <table:table-cell table:number-columns-repeated="3" office:value-type="float" office:value="47482" calcext:value-type="float">
            <text:p>47482</text:p>
          </table:table-cell>
          <table:table-cell office:value-type="float" office:value="0.394878" calcext:value-type="float">
            <text:p>0,394878</text:p>
          </table:table-cell>
          <table:table-cell office:value-type="float" office:value="5.020618" calcext:value-type="float">
            <text:p>5,020618</text:p>
          </table:table-cell>
          <table:table-cell office:value-type="float" office:value="0.29336" calcext:value-type="float">
            <text:p>0,29336</text:p>
          </table:table-cell>
          <table:table-cell table:formula="of:=[.C14]-[.F14]" office:value-type="float" office:value="7.00368176773191" calcext:value-type="float">
            <text:p>7,00</text:p>
          </table:table-cell>
          <table:table-cell table:style-name="ce9" table:formula="of:=[.M14]/[.F14]" office:value-type="percentage" office:value="657.267978508457" calcext:value-type="percentage">
            <text:p>65726,80 %</text:p>
          </table:table-cell>
          <table:table-cell table:style-name="ce14" table:formula="of:=[.K14]/[.M14]" office:value-type="percentage" office:value="0.716854101385861" calcext:value-type="percentage">
            <text:p>71,69 %</text:p>
          </table:table-cell>
          <table:table-cell table:style-name="ce2" table:formula="of:=[.D14]-[.F14]" office:value-type="float" office:value="0.0865249186754227" calcext:value-type="float">
            <text:p>0,09</text:p>
          </table:table-cell>
          <table:table-cell table:style-name="ce21" table:formula="of:=[.P14]/[.F14]" office:value-type="percentage" office:value="8.12002319271862" calcext:value-type="percentage">
            <text:p>812,00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4:59" calcext:value-type="date">
            <text:p>2025-03-08T17:54:59</text:p>
          </table:table-cell>
          <table:table-cell office:value-type="string" calcext:value-type="string">
            <text:p>swh:1:dir:c71f8852ffb7143376671d7f1b74bc204e6990ee</text:p>
          </table:table-cell>
          <table:table-cell office:value-type="float" office:value="3.12519054301083" calcext:value-type="float">
            <text:p>3,12519054301083</text:p>
          </table:table-cell>
          <table:table-cell office:value-type="float" office:value="0.0813724286854267" calcext:value-type="float">
            <text:p>0,0813724286854267</text:p>
          </table:table-cell>
          <table:table-cell office:value-type="float" office:value="1.88827977329493" calcext:value-type="float">
            <text:p>1,88827977329493</text:p>
          </table:table-cell>
          <table:table-cell office:value-type="float" office:value="0.00587310455739498" calcext:value-type="float">
            <text:p>0,00587310455739498</text:p>
          </table:table-cell>
          <table:table-cell table:number-columns-repeated="3" office:value-type="float" office:value="17302" calcext:value-type="float">
            <text:p>17302</text:p>
          </table:table-cell>
          <table:table-cell office:value-type="float" office:value="0.386831" calcext:value-type="float">
            <text:p>0,386831</text:p>
          </table:table-cell>
          <table:table-cell office:value-type="float" office:value="1.958376" calcext:value-type="float">
            <text:p>1,958376</text:p>
          </table:table-cell>
          <table:table-cell office:value-type="float" office:value="0.096091" calcext:value-type="float">
            <text:p>0,096091</text:p>
          </table:table-cell>
          <table:table-cell table:formula="of:=[.C15]-[.F15]" office:value-type="float" office:value="3.11931743845344" calcext:value-type="float">
            <text:p>3,12</text:p>
          </table:table-cell>
          <table:table-cell table:style-name="ce9" table:formula="of:=[.M15]/[.F15]" office:value-type="percentage" office:value="531.119003240939" calcext:value-type="percentage">
            <text:p>53111,90 %</text:p>
          </table:table-cell>
          <table:table-cell table:style-name="ce14" table:formula="of:=[.K15]/[.M15]" office:value-type="percentage" office:value="0.627821963823908" calcext:value-type="percentage">
            <text:p>62,78 %</text:p>
          </table:table-cell>
          <table:table-cell table:style-name="ce2" table:formula="of:=[.D15]-[.F15]" office:value-type="float" office:value="0.0754993241280317" calcext:value-type="float">
            <text:p>0,08</text:p>
          </table:table-cell>
          <table:table-cell table:style-name="ce21" table:formula="of:=[.P15]/[.F15]" office:value-type="percentage" office:value="12.8550962085237" calcext:value-type="percentage">
            <text:p>1285,5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6:57" calcext:value-type="date">
            <text:p>2025-03-08T17:56:57</text:p>
          </table:table-cell>
          <table:table-cell office:value-type="string" calcext:value-type="string">
            <text:p>swh:1:dir:9262caa517f34ae51cbf8fdd39d0c4e6defd05fc</text:p>
          </table:table-cell>
          <table:table-cell office:value-type="float" office:value="1.48808162473142" calcext:value-type="float">
            <text:p>1,48808162473142</text:p>
          </table:table-cell>
          <table:table-cell office:value-type="float" office:value="0.0268511399626732" calcext:value-type="float">
            <text:p>0,0268511399626732</text:p>
          </table:table-cell>
          <table:table-cell office:value-type="float" office:value="0.969160560518503" calcext:value-type="float">
            <text:p>0,969160560518503</text:p>
          </table:table-cell>
          <table:table-cell office:value-type="float" office:value="0.00315367989242077" calcext:value-type="float">
            <text:p>0,00315367989242077</text:p>
          </table:table-cell>
          <table:table-cell table:number-columns-repeated="3" office:value-type="float" office:value="19579" calcext:value-type="float">
            <text:p>19579</text:p>
          </table:table-cell>
          <table:table-cell office:value-type="float" office:value="0.103228" calcext:value-type="float">
            <text:p>0,103228</text:p>
          </table:table-cell>
          <table:table-cell office:value-type="float" office:value="1.026138" calcext:value-type="float">
            <text:p>1,026138</text:p>
          </table:table-cell>
          <table:table-cell office:value-type="float" office:value="0.061715" calcext:value-type="float">
            <text:p>0,061715</text:p>
          </table:table-cell>
          <table:table-cell table:formula="of:=[.C16]-[.F16]" office:value-type="float" office:value="1.484927944839" calcext:value-type="float">
            <text:p>1,48</text:p>
          </table:table-cell>
          <table:table-cell table:style-name="ce9" table:formula="of:=[.M16]/[.F16]" office:value-type="percentage" office:value="470.855633892242" calcext:value-type="percentage">
            <text:p>47085,56 %</text:p>
          </table:table-cell>
          <table:table-cell table:style-name="ce14" table:formula="of:=[.K16]/[.M16]" office:value-type="percentage" office:value="0.69103555062482" calcext:value-type="percentage">
            <text:p>69,10 %</text:p>
          </table:table-cell>
          <table:table-cell table:style-name="ce2" table:formula="of:=[.D16]-[.F16]" office:value-type="float" office:value="0.0236974600702524" calcext:value-type="float">
            <text:p>0,02</text:p>
          </table:table-cell>
          <table:table-cell table:style-name="ce21" table:formula="of:=[.P16]/[.F16]" office:value-type="percentage" office:value="7.51422493043903" calcext:value-type="percentage">
            <text:p>751,42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7:27" calcext:value-type="date">
            <text:p>2025-03-08T17:57:27</text:p>
          </table:table-cell>
          <table:table-cell office:value-type="string" calcext:value-type="string">
            <text:p>swh:1:dir:4bcc5475a6b52acae723643d729e13fb283127c2</text:p>
          </table:table-cell>
          <table:table-cell office:value-type="float" office:value="4.717563547194" calcext:value-type="float">
            <text:p>4,717563547194</text:p>
          </table:table-cell>
          <table:table-cell office:value-type="float" office:value="0.0826319642364979" calcext:value-type="float">
            <text:p>0,0826319642364979</text:p>
          </table:table-cell>
          <table:table-cell office:value-type="float" office:value="0.986719081178308" calcext:value-type="float">
            <text:p>0,986719081178308</text:p>
          </table:table-cell>
          <table:table-cell office:value-type="float" office:value="0.00655114464461803" calcext:value-type="float">
            <text:p>0,00655114464461803</text:p>
          </table:table-cell>
          <table:table-cell table:number-columns-repeated="3" office:value-type="float" office:value="21443" calcext:value-type="float">
            <text:p>21443</text:p>
          </table:table-cell>
          <table:table-cell office:value-type="float" office:value="0.123265" calcext:value-type="float">
            <text:p>0,123265</text:p>
          </table:table-cell>
          <table:table-cell office:value-type="float" office:value="3.580256" calcext:value-type="float">
            <text:p>3,580256</text:p>
          </table:table-cell>
          <table:table-cell office:value-type="float" office:value="0.207578" calcext:value-type="float">
            <text:p>0,207578</text:p>
          </table:table-cell>
          <table:table-cell table:formula="of:=[.C17]-[.F17]" office:value-type="float" office:value="4.71101240254939" calcext:value-type="float">
            <text:p>4,71</text:p>
          </table:table-cell>
          <table:table-cell table:style-name="ce9" table:formula="of:=[.M17]/[.F17]" office:value-type="percentage" office:value="719.112866240808" calcext:value-type="percentage">
            <text:p>71911,29 %</text:p>
          </table:table-cell>
          <table:table-cell table:style-name="ce14" table:formula="of:=[.K17]/[.M17]" office:value-type="percentage" office:value="0.759975923235211" calcext:value-type="percentage">
            <text:p>76,00 %</text:p>
          </table:table-cell>
          <table:table-cell table:style-name="ce2" table:formula="of:=[.D17]-[.F17]" office:value-type="float" office:value="0.0760808195918799" calcext:value-type="float">
            <text:p>0,08</text:p>
          </table:table-cell>
          <table:table-cell table:style-name="ce21" table:formula="of:=[.P17]/[.F17]" office:value-type="percentage" office:value="11.6133628120061" calcext:value-type="percentage">
            <text:p>1161,3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8:22" calcext:value-type="date">
            <text:p>2025-03-08T17:58:22</text:p>
          </table:table-cell>
          <table:table-cell office:value-type="string" calcext:value-type="string">
            <text:p>swh:1:dir:263415fe272a0b95b8db96e22a001e6ba13f7b54</text:p>
          </table:table-cell>
          <table:table-cell office:value-type="float" office:value="17.7045606300235" calcext:value-type="float">
            <text:p>17,7045606300235</text:p>
          </table:table-cell>
          <table:table-cell office:value-type="float" office:value="0.205791842192411" calcext:value-type="float">
            <text:p>0,205791842192411</text:p>
          </table:table-cell>
          <table:table-cell office:value-type="float" office:value="1.01672116853297" calcext:value-type="float">
            <text:p>1,01672116853297</text:p>
          </table:table-cell>
          <table:table-cell office:value-type="float" office:value="0.0337473917752504" calcext:value-type="float">
            <text:p>0,0337473917752504</text:p>
          </table:table-cell>
          <table:table-cell table:number-columns-repeated="3" office:value-type="float" office:value="145484" calcext:value-type="float">
            <text:p>145484</text:p>
          </table:table-cell>
          <table:table-cell office:value-type="float" office:value="0.166927" calcext:value-type="float">
            <text:p>0,166927</text:p>
          </table:table-cell>
          <table:table-cell office:value-type="float" office:value="13.273941" calcext:value-type="float">
            <text:p>13,273941</text:p>
          </table:table-cell>
          <table:table-cell office:value-type="float" office:value="0.797359" calcext:value-type="float">
            <text:p>0,797359</text:p>
          </table:table-cell>
          <table:table-cell table:formula="of:=[.C18]-[.F18]" office:value-type="float" office:value="17.6708132382482" calcext:value-type="float">
            <text:p>17,67</text:p>
          </table:table-cell>
          <table:table-cell table:style-name="ce9" table:formula="of:=[.M18]/[.F18]" office:value-type="percentage" office:value="523.620117250293" calcext:value-type="percentage">
            <text:p>52362,01 %</text:p>
          </table:table-cell>
          <table:table-cell table:style-name="ce14" table:formula="of:=[.K18]/[.M18]" office:value-type="percentage" office:value="0.751178840556628" calcext:value-type="percentage">
            <text:p>75,12 %</text:p>
          </table:table-cell>
          <table:table-cell table:style-name="ce2" table:formula="of:=[.D18]-[.F18]" office:value-type="float" office:value="0.172044450417161" calcext:value-type="float">
            <text:p>0,17</text:p>
          </table:table-cell>
          <table:table-cell table:style-name="ce21" table:formula="of:=[.P18]/[.F18]" office:value-type="percentage" office:value="5.09800732343808" calcext:value-type="percentage">
            <text:p>509,80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8:58" calcext:value-type="date">
            <text:p>2025-03-08T17:58:58</text:p>
          </table:table-cell>
          <table:table-cell office:value-type="string" calcext:value-type="string">
            <text:p>swh:1:dir:48e4085499fafb49847da2e6816583e4dd7b1e2b</text:p>
          </table:table-cell>
          <table:table-cell office:value-type="float" office:value="14.2053135298193" calcext:value-type="float">
            <text:p>14,2053135298193</text:p>
          </table:table-cell>
          <table:table-cell office:value-type="float" office:value="0.204480536282063" calcext:value-type="float">
            <text:p>0,204480536282063</text:p>
          </table:table-cell>
          <table:table-cell office:value-type="float" office:value="1.25637537799776" calcext:value-type="float">
            <text:p>1,25637537799776</text:p>
          </table:table-cell>
          <table:table-cell office:value-type="float" office:value="0.0242848955094814" calcext:value-type="float">
            <text:p>0,0242848955094814</text:p>
          </table:table-cell>
          <table:table-cell table:number-columns-repeated="3" office:value-type="float" office:value="84824" calcext:value-type="float">
            <text:p>84824</text:p>
          </table:table-cell>
          <table:table-cell office:value-type="float" office:value="0.176092" calcext:value-type="float">
            <text:p>0,176092</text:p>
          </table:table-cell>
          <table:table-cell office:value-type="float" office:value="10.951828" calcext:value-type="float">
            <text:p>10,951828</text:p>
          </table:table-cell>
          <table:table-cell office:value-type="float" office:value="0.644524" calcext:value-type="float">
            <text:p>0,644524</text:p>
          </table:table-cell>
          <table:table-cell table:formula="of:=[.C19]-[.F19]" office:value-type="float" office:value="14.1810286343098" calcext:value-type="float">
            <text:p>14,18</text:p>
          </table:table-cell>
          <table:table-cell table:style-name="ce9" table:formula="of:=[.M19]/[.F19]" office:value-type="percentage" office:value="583.944395757157" calcext:value-type="percentage">
            <text:p>58394,44 %</text:p>
          </table:table-cell>
          <table:table-cell table:style-name="ce14" table:formula="of:=[.K19]/[.M19]" office:value-type="percentage" office:value="0.772287277772148" calcext:value-type="percentage">
            <text:p>77,23 %</text:p>
          </table:table-cell>
          <table:table-cell table:style-name="ce2" table:formula="of:=[.D19]-[.F19]" office:value-type="float" office:value="0.180195640772582" calcext:value-type="float">
            <text:p>0,18</text:p>
          </table:table-cell>
          <table:table-cell table:style-name="ce21" table:formula="of:=[.P19]/[.F19]" office:value-type="percentage" office:value="7.42007066500364" calcext:value-type="percentage">
            <text:p>742,0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7:59:32" calcext:value-type="date">
            <text:p>2025-03-08T17:59:32</text:p>
          </table:table-cell>
          <table:table-cell office:value-type="string" calcext:value-type="string">
            <text:p>swh:1:dir:ab994567b6786c6217c30af365c05c7feb80c114</text:p>
          </table:table-cell>
          <table:table-cell office:value-type="float" office:value="18.1842793207616" calcext:value-type="float">
            <text:p>18,1842793207616</text:p>
          </table:table-cell>
          <table:table-cell office:value-type="float" office:value="0.200990200042725" calcext:value-type="float">
            <text:p>0,200990200042725</text:p>
          </table:table-cell>
          <table:table-cell office:value-type="float" office:value="2.61091226711869" calcext:value-type="float">
            <text:p>2,61091226711869</text:p>
          </table:table-cell>
          <table:table-cell office:value-type="float" office:value="0.0321198273450136" calcext:value-type="float">
            <text:p>0,0321198273450136</text:p>
          </table:table-cell>
          <table:table-cell table:number-columns-repeated="3" office:value-type="float" office:value="138152" calcext:value-type="float">
            <text:p>138152</text:p>
          </table:table-cell>
          <table:table-cell office:value-type="float" office:value="0.189656" calcext:value-type="float">
            <text:p>0,189656</text:p>
          </table:table-cell>
          <table:table-cell office:value-type="float" office:value="13.843433" calcext:value-type="float">
            <text:p>13,843433</text:p>
          </table:table-cell>
          <table:table-cell office:value-type="float" office:value="0.799994" calcext:value-type="float">
            <text:p>0,799994</text:p>
          </table:table-cell>
          <table:table-cell table:formula="of:=[.C20]-[.F20]" office:value-type="float" office:value="18.1521594934165" calcext:value-type="float">
            <text:p>18,15</text:p>
          </table:table-cell>
          <table:table-cell table:style-name="ce9" table:formula="of:=[.M20]/[.F20]" office:value-type="percentage" office:value="565.138762996324" calcext:value-type="percentage">
            <text:p>56513,88 %</text:p>
          </table:table-cell>
          <table:table-cell table:style-name="ce14" table:formula="of:=[.K20]/[.M20]" office:value-type="percentage" office:value="0.762632842941954" calcext:value-type="percentage">
            <text:p>76,26 %</text:p>
          </table:table-cell>
          <table:table-cell table:style-name="ce2" table:formula="of:=[.D20]-[.F20]" office:value-type="float" office:value="0.168870372697711" calcext:value-type="float">
            <text:p>0,17</text:p>
          </table:table-cell>
          <table:table-cell table:style-name="ce21" table:formula="of:=[.P20]/[.F20]" office:value-type="percentage" office:value="5.25751184412663" calcext:value-type="percentage">
            <text:p>525,75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0:28" calcext:value-type="date">
            <text:p>2025-03-08T18:00:28</text:p>
          </table:table-cell>
          <table:table-cell office:value-type="string" calcext:value-type="string">
            <text:p>swh:1:dir:6719e4deade019c98f8bfdb5726092f87838c261</text:p>
          </table:table-cell>
          <table:table-cell office:value-type="float" office:value="14.5711266249418" calcext:value-type="float">
            <text:p>14,5711266249418</text:p>
          </table:table-cell>
          <table:table-cell office:value-type="float" office:value="0.175653606653214" calcext:value-type="float">
            <text:p>0,175653606653214</text:p>
          </table:table-cell>
          <table:table-cell office:value-type="float" office:value="0.948517434298992" calcext:value-type="float">
            <text:p>0,948517434298992</text:p>
          </table:table-cell>
          <table:table-cell office:value-type="float" office:value="0.0269787795841694" calcext:value-type="float">
            <text:p>0,0269787795841694</text:p>
          </table:table-cell>
          <table:table-cell table:number-columns-repeated="3" office:value-type="float" office:value="106889" calcext:value-type="float">
            <text:p>106889</text:p>
          </table:table-cell>
          <table:table-cell office:value-type="float" office:value="0.205765" calcext:value-type="float">
            <text:p>0,205765</text:p>
          </table:table-cell>
          <table:table-cell office:value-type="float" office:value="10.839075" calcext:value-type="float">
            <text:p>10,839075</text:p>
          </table:table-cell>
          <table:table-cell office:value-type="float" office:value="0.668441" calcext:value-type="float">
            <text:p>0,668441</text:p>
          </table:table-cell>
          <table:table-cell table:formula="of:=[.C21]-[.F21]" office:value-type="float" office:value="14.5441478453577" calcext:value-type="float">
            <text:p>14,54</text:p>
          </table:table-cell>
          <table:table-cell table:style-name="ce9" table:formula="of:=[.M21]/[.F21]" office:value-type="percentage" office:value="539.095840120652" calcext:value-type="percentage">
            <text:p>53909,58 %</text:p>
          </table:table-cell>
          <table:table-cell table:style-name="ce14" table:formula="of:=[.K21]/[.M21]" office:value-type="percentage" office:value="0.745253356556031" calcext:value-type="percentage">
            <text:p>74,53 %</text:p>
          </table:table-cell>
          <table:table-cell table:style-name="ce2" table:formula="of:=[.D21]-[.F21]" office:value-type="float" office:value="0.148674827069045" calcext:value-type="float">
            <text:p>0,15</text:p>
          </table:table-cell>
          <table:table-cell table:style-name="ce21" table:formula="of:=[.P21]/[.F21]" office:value-type="percentage" office:value="5.51080624700622" calcext:value-type="percentage">
            <text:p>551,08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1:56" calcext:value-type="date">
            <text:p>2025-03-08T18:01:56</text:p>
          </table:table-cell>
          <table:table-cell office:value-type="string" calcext:value-type="string">
            <text:p>swh:1:dir:6518b2d4e1e9589d1d515288630be79ef3b8744b</text:p>
          </table:table-cell>
          <table:table-cell office:value-type="float" office:value="66.2733755651861" calcext:value-type="float">
            <text:p>66,2733755651861</text:p>
          </table:table-cell>
          <table:table-cell office:value-type="float" office:value="2.04289959743619" calcext:value-type="float">
            <text:p>2,04289959743619</text:p>
          </table:table-cell>
          <table:table-cell office:value-type="float" office:value="1.38991414755583" calcext:value-type="float">
            <text:p>1,38991414755583</text:p>
          </table:table-cell>
          <table:table-cell office:value-type="float" office:value="0.158715672791004" calcext:value-type="float">
            <text:p>0,158715672791004</text:p>
          </table:table-cell>
          <table:table-cell table:number-columns-repeated="2" office:value-type="float" office:value="681460" calcext:value-type="float">
            <text:p>681460</text:p>
          </table:table-cell>
          <table:table-cell office:value-type="float" office:value="682272" calcext:value-type="float">
            <text:p>682272</text:p>
          </table:table-cell>
          <table:table-cell office:value-type="float" office:value="4.990666" calcext:value-type="float">
            <text:p>4,990666</text:p>
          </table:table-cell>
          <table:table-cell office:value-type="float" office:value="43.037649" calcext:value-type="float">
            <text:p>43,037649</text:p>
          </table:table-cell>
          <table:table-cell office:value-type="float" office:value="2.794347" calcext:value-type="float">
            <text:p>2,794347</text:p>
          </table:table-cell>
          <table:table-cell table:formula="of:=[.C22]-[.F22]" office:value-type="float" office:value="66.1146598923951" calcext:value-type="float">
            <text:p>66,11</text:p>
          </table:table-cell>
          <table:table-cell table:style-name="ce9" table:formula="of:=[.M22]/[.F22]" office:value-type="percentage" office:value="416.560373211879" calcext:value-type="percentage">
            <text:p>41656,04 %</text:p>
          </table:table-cell>
          <table:table-cell table:style-name="ce14" table:formula="of:=[.K22]/[.M22]" office:value-type="percentage" office:value="0.650954706112773" calcext:value-type="percentage">
            <text:p>65,10 %</text:p>
          </table:table-cell>
          <table:table-cell table:style-name="ce2" table:formula="of:=[.D22]-[.F22]" office:value-type="float" office:value="1.88418392464519" calcext:value-type="float">
            <text:p>1,88</text:p>
          </table:table-cell>
          <table:table-cell table:style-name="ce21" table:formula="of:=[.P22]/[.F22]" office:value-type="percentage" office:value="11.8714421298914" calcext:value-type="percentage">
            <text:p>1187,14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3:13" calcext:value-type="date">
            <text:p>2025-03-08T18:03:13</text:p>
          </table:table-cell>
          <table:table-cell office:value-type="string" calcext:value-type="string">
            <text:p>swh:1:dir:df4625dc379c24539473afa0cd1800df03bd119b</text:p>
          </table:table-cell>
          <table:table-cell office:value-type="float" office:value="12.9630599822849" calcext:value-type="float">
            <text:p>12,9630599822849</text:p>
          </table:table-cell>
          <table:table-cell office:value-type="float" office:value="0.144619040191174" calcext:value-type="float">
            <text:p>0,144619040191174</text:p>
          </table:table-cell>
          <table:table-cell office:value-type="float" office:value="0.982607133686543" calcext:value-type="float">
            <text:p>0,982607133686543</text:p>
          </table:table-cell>
          <table:table-cell office:value-type="float" office:value="0.0220998097211123" calcext:value-type="float">
            <text:p>0,0220998097211123</text:p>
          </table:table-cell>
          <table:table-cell table:number-columns-repeated="3" office:value-type="float" office:value="74798" calcext:value-type="float">
            <text:p>74798</text:p>
          </table:table-cell>
          <table:table-cell office:value-type="float" office:value="0.13558" calcext:value-type="float">
            <text:p>0,13558</text:p>
          </table:table-cell>
          <table:table-cell office:value-type="float" office:value="9.901443" calcext:value-type="float">
            <text:p>9,901443</text:p>
          </table:table-cell>
          <table:table-cell office:value-type="float" office:value="0.588824" calcext:value-type="float">
            <text:p>0,588824</text:p>
          </table:table-cell>
          <table:table-cell table:formula="of:=[.C23]-[.F23]" office:value-type="float" office:value="12.9409601725638" calcext:value-type="float">
            <text:p>12,94</text:p>
          </table:table-cell>
          <table:table-cell table:style-name="ce9" table:formula="of:=[.M23]/[.F23]" office:value-type="percentage" office:value="585.568850405128" calcext:value-type="percentage">
            <text:p>58556,89 %</text:p>
          </table:table-cell>
          <table:table-cell table:style-name="ce14" table:formula="of:=[.K23]/[.M23]" office:value-type="percentage" office:value="0.765124292785639" calcext:value-type="percentage">
            <text:p>76,51 %</text:p>
          </table:table-cell>
          <table:table-cell table:style-name="ce2" table:formula="of:=[.D23]-[.F23]" office:value-type="float" office:value="0.122519230470062" calcext:value-type="float">
            <text:p>0,12</text:p>
          </table:table-cell>
          <table:table-cell table:style-name="ce21" table:formula="of:=[.P23]/[.F23]" office:value-type="percentage" office:value="5.543904314842" calcext:value-type="percentage">
            <text:p>554,39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3:34" calcext:value-type="date">
            <text:p>2025-03-08T18:03:34</text:p>
          </table:table-cell>
          <table:table-cell office:value-type="string" calcext:value-type="string">
            <text:p>swh:1:dir:b90797524e3a63d483a0658d22b65e0266c0b0d7</text:p>
          </table:table-cell>
          <table:table-cell office:value-type="float" office:value="41.5129092801362" calcext:value-type="float">
            <text:p>41,5129092801362</text:p>
          </table:table-cell>
          <table:table-cell office:value-type="float" office:value="1.88011856004596" calcext:value-type="float">
            <text:p>1,88011856004596</text:p>
          </table:table-cell>
          <table:table-cell office:value-type="float" office:value="1.61163670197129" calcext:value-type="float">
            <text:p>1,61163670197129</text:p>
          </table:table-cell>
          <table:table-cell office:value-type="float" office:value="0.107603510841727" calcext:value-type="float">
            <text:p>0,107603510841727</text:p>
          </table:table-cell>
          <table:table-cell table:number-columns-repeated="2" office:value-type="float" office:value="211851" calcext:value-type="float">
            <text:p>211851</text:p>
          </table:table-cell>
          <table:table-cell office:value-type="float" office:value="211853" calcext:value-type="float">
            <text:p>211853</text:p>
          </table:table-cell>
          <table:table-cell office:value-type="float" office:value="6.025228" calcext:value-type="float">
            <text:p>6,025228</text:p>
          </table:table-cell>
          <table:table-cell office:value-type="float" office:value="22.217006" calcext:value-type="float">
            <text:p>22,217006</text:p>
          </table:table-cell>
          <table:table-cell office:value-type="float" office:value="1.276457" calcext:value-type="float">
            <text:p>1,276457</text:p>
          </table:table-cell>
          <table:table-cell table:formula="of:=[.C24]-[.F24]" office:value-type="float" office:value="41.4053057692945" calcext:value-type="float">
            <text:p>41,41</text:p>
          </table:table-cell>
          <table:table-cell table:style-name="ce9" table:formula="of:=[.M24]/[.F24]" office:value-type="percentage" office:value="384.795119094183" calcext:value-type="percentage">
            <text:p>38479,51 %</text:p>
          </table:table-cell>
          <table:table-cell table:style-name="ce14" table:formula="of:=[.K24]/[.M24]" office:value-type="percentage" office:value="0.53657389040406" calcext:value-type="percentage">
            <text:p>53,66 %</text:p>
          </table:table-cell>
          <table:table-cell table:style-name="ce2" table:formula="of:=[.D24]-[.F24]" office:value-type="float" office:value="1.77251504920423" calcext:value-type="float">
            <text:p>1,77</text:p>
          </table:table-cell>
          <table:table-cell table:style-name="ce21" table:formula="of:=[.P24]/[.F24]" office:value-type="percentage" office:value="16.4726507094309" calcext:value-type="percentage">
            <text:p>1647,27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4:26" calcext:value-type="date">
            <text:p>2025-03-08T18:04:26</text:p>
          </table:table-cell>
          <table:table-cell office:value-type="string" calcext:value-type="string">
            <text:p>swh:1:dir:af68292d436d76941c150656f313c61620655a48</text:p>
          </table:table-cell>
          <table:table-cell office:value-type="float" office:value="7.24939696490765" calcext:value-type="float">
            <text:p>7,24939696490765</text:p>
          </table:table-cell>
          <table:table-cell office:value-type="float" office:value="0.0835258364677429" calcext:value-type="float">
            <text:p>0,0835258364677429</text:p>
          </table:table-cell>
          <table:table-cell office:value-type="float" office:value="0.946499804034829" calcext:value-type="float">
            <text:p>0,946499804034829</text:p>
          </table:table-cell>
          <table:table-cell office:value-type="float" office:value="0.010391891002655" calcext:value-type="float">
            <text:p>0,010391891002655</text:p>
          </table:table-cell>
          <table:table-cell table:number-columns-repeated="3" office:value-type="float" office:value="34106" calcext:value-type="float">
            <text:p>34106</text:p>
          </table:table-cell>
          <table:table-cell office:value-type="float" office:value="0.106536" calcext:value-type="float">
            <text:p>0,106536</text:p>
          </table:table-cell>
          <table:table-cell office:value-type="float" office:value="5.649245" calcext:value-type="float">
            <text:p>5,649245</text:p>
          </table:table-cell>
          <table:table-cell office:value-type="float" office:value="0.299606" calcext:value-type="float">
            <text:p>0,299606</text:p>
          </table:table-cell>
          <table:table-cell table:formula="of:=[.C25]-[.F25]" office:value-type="float" office:value="7.23900507390499" calcext:value-type="float">
            <text:p>7,24</text:p>
          </table:table-cell>
          <table:table-cell table:style-name="ce9" table:formula="of:=[.M25]/[.F25]" office:value-type="percentage" office:value="696.601328098564" calcext:value-type="percentage">
            <text:p>69660,13 %</text:p>
          </table:table-cell>
          <table:table-cell table:style-name="ce14" table:formula="of:=[.K25]/[.M25]" office:value-type="percentage" office:value="0.780389700286891" calcext:value-type="percentage">
            <text:p>78,04 %</text:p>
          </table:table-cell>
          <table:table-cell table:style-name="ce2" table:formula="of:=[.D25]-[.F25]" office:value-type="float" office:value="0.0731339454650879" calcext:value-type="float">
            <text:p>0,07</text:p>
          </table:table-cell>
          <table:table-cell table:style-name="ce21" table:formula="of:=[.P25]/[.F25]" office:value-type="percentage" office:value="7.03759743500034" calcext:value-type="percentage">
            <text:p>703,7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5:01" calcext:value-type="date">
            <text:p>2025-03-08T18:05:01</text:p>
          </table:table-cell>
          <table:table-cell office:value-type="string" calcext:value-type="string">
            <text:p>swh:1:dir:e2e33630f9372cf329cd35238633c790c5a710dd</text:p>
          </table:table-cell>
          <table:table-cell office:value-type="float" office:value="17.3182899095118" calcext:value-type="float">
            <text:p>17,3182899095118</text:p>
          </table:table-cell>
          <table:table-cell office:value-type="float" office:value="0.183126008138061" calcext:value-type="float">
            <text:p>0,183126008138061</text:p>
          </table:table-cell>
          <table:table-cell office:value-type="float" office:value="1.11715279147029" calcext:value-type="float">
            <text:p>1,11715279147029</text:p>
          </table:table-cell>
          <table:table-cell office:value-type="float" office:value="0.0345773417502642" calcext:value-type="float">
            <text:p>0,0345773417502642</text:p>
          </table:table-cell>
          <table:table-cell table:number-columns-repeated="3" office:value-type="float" office:value="129430" calcext:value-type="float">
            <text:p>129430</text:p>
          </table:table-cell>
          <table:table-cell office:value-type="float" office:value="0.179945" calcext:value-type="float">
            <text:p>0,179945</text:p>
          </table:table-cell>
          <table:table-cell office:value-type="float" office:value="13.161255" calcext:value-type="float">
            <text:p>13,161255</text:p>
          </table:table-cell>
          <table:table-cell office:value-type="float" office:value="0.764704" calcext:value-type="float">
            <text:p>0,764704</text:p>
          </table:table-cell>
          <table:table-cell table:formula="of:=[.C26]-[.F26]" office:value-type="float" office:value="17.2837125677615" calcext:value-type="float">
            <text:p>17,28</text:p>
          </table:table-cell>
          <table:table-cell table:style-name="ce9" table:formula="of:=[.M26]/[.F26]" office:value-type="percentage" office:value="499.856602413037" calcext:value-type="percentage">
            <text:p>49985,66 %</text:p>
          </table:table-cell>
          <table:table-cell table:style-name="ce14" table:formula="of:=[.K26]/[.M26]" office:value-type="percentage" office:value="0.761483098518375" calcext:value-type="percentage">
            <text:p>76,15 %</text:p>
          </table:table-cell>
          <table:table-cell table:style-name="ce2" table:formula="of:=[.D26]-[.F26]" office:value-type="float" office:value="0.148548666387797" calcext:value-type="float">
            <text:p>0,15</text:p>
          </table:table-cell>
          <table:table-cell table:style-name="ce21" table:formula="of:=[.P26]/[.F26]" office:value-type="percentage" office:value="4.29612743109906" calcext:value-type="percentage">
            <text:p>429,6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5:36" calcext:value-type="date">
            <text:p>2025-03-08T18:05:36</text:p>
          </table:table-cell>
          <table:table-cell office:value-type="string" calcext:value-type="string">
            <text:p>swh:1:dir:797f812d007e4956689e38140a4d7a82eefeb109</text:p>
          </table:table-cell>
          <table:table-cell office:value-type="float" office:value="8.39668303541839" calcext:value-type="float">
            <text:p>8,39668303541839</text:p>
          </table:table-cell>
          <table:table-cell office:value-type="float" office:value="0.0971702784299851" calcext:value-type="float">
            <text:p>0,0971702784299851</text:p>
          </table:table-cell>
          <table:table-cell office:value-type="float" office:value="0.969108566641808" calcext:value-type="float">
            <text:p>0,969108566641808</text:p>
          </table:table-cell>
          <table:table-cell office:value-type="float" office:value="0.0128343645483255" calcext:value-type="float">
            <text:p>0,0128343645483255</text:p>
          </table:table-cell>
          <table:table-cell table:number-columns-repeated="3" office:value-type="float" office:value="43705" calcext:value-type="float">
            <text:p>43705</text:p>
          </table:table-cell>
          <table:table-cell office:value-type="float" office:value="0.120462" calcext:value-type="float">
            <text:p>0,120462</text:p>
          </table:table-cell>
          <table:table-cell office:value-type="float" office:value="6.382281" calcext:value-type="float">
            <text:p>6,382281</text:p>
          </table:table-cell>
          <table:table-cell office:value-type="float" office:value="0.314491" calcext:value-type="float">
            <text:p>0,314491</text:p>
          </table:table-cell>
          <table:table-cell table:formula="of:=[.C27]-[.F27]" office:value-type="float" office:value="8.38384867087007" calcext:value-type="float">
            <text:p>8,38</text:p>
          </table:table-cell>
          <table:table-cell table:style-name="ce9" table:formula="of:=[.M27]/[.F27]" office:value-type="percentage" office:value="653.234419148855" calcext:value-type="percentage">
            <text:p>65323,44 %</text:p>
          </table:table-cell>
          <table:table-cell table:style-name="ce14" table:formula="of:=[.K27]/[.M27]" office:value-type="percentage" office:value="0.761259088821036" calcext:value-type="percentage">
            <text:p>76,13 %</text:p>
          </table:table-cell>
          <table:table-cell table:style-name="ce2" table:formula="of:=[.D27]-[.F27]" office:value-type="float" office:value="0.0843359138816596" calcext:value-type="float">
            <text:p>0,08</text:p>
          </table:table-cell>
          <table:table-cell table:style-name="ce21" table:formula="of:=[.P27]/[.F27]" office:value-type="percentage" office:value="6.57110163608863" calcext:value-type="percentage">
            <text:p>657,1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6:31" calcext:value-type="date">
            <text:p>2025-03-08T18:06:31</text:p>
          </table:table-cell>
          <table:table-cell office:value-type="string" calcext:value-type="string">
            <text:p>swh:1:dir:c82429e80466371106c4f0706b4b818524888706</text:p>
          </table:table-cell>
          <table:table-cell office:value-type="float" office:value="13.6645732466131" calcext:value-type="float">
            <text:p>13,6645732466131</text:p>
          </table:table-cell>
          <table:table-cell office:value-type="float" office:value="0.151658479124308" calcext:value-type="float">
            <text:p>0,151658479124308</text:p>
          </table:table-cell>
          <table:table-cell office:value-type="float" office:value="0.960812576115131" calcext:value-type="float">
            <text:p>0,960812576115131</text:p>
          </table:table-cell>
          <table:table-cell office:value-type="float" office:value="0.0272347498685122" calcext:value-type="float">
            <text:p>0,0272347498685122</text:p>
          </table:table-cell>
          <table:table-cell table:number-columns-repeated="3" office:value-type="float" office:value="99813" calcext:value-type="float">
            <text:p>99813</text:p>
          </table:table-cell>
          <table:table-cell office:value-type="float" office:value="0.138591" calcext:value-type="float">
            <text:p>0,138591</text:p>
          </table:table-cell>
          <table:table-cell office:value-type="float" office:value="10.224884" calcext:value-type="float">
            <text:p>10,224884</text:p>
          </table:table-cell>
          <table:table-cell office:value-type="float" office:value="0.586773" calcext:value-type="float">
            <text:p>0,586773</text:p>
          </table:table-cell>
          <table:table-cell table:formula="of:=[.C28]-[.F28]" office:value-type="float" office:value="13.6373384967446" calcext:value-type="float">
            <text:p>13,64</text:p>
          </table:table-cell>
          <table:table-cell table:style-name="ce9" table:formula="of:=[.M28]/[.F28]" office:value-type="percentage" office:value="500.733018022375" calcext:value-type="percentage">
            <text:p>50073,30 %</text:p>
          </table:table-cell>
          <table:table-cell table:style-name="ce14" table:formula="of:=[.K28]/[.M28]" office:value-type="percentage" office:value="0.749771225700734" calcext:value-type="percentage">
            <text:p>74,98 %</text:p>
          </table:table-cell>
          <table:table-cell table:style-name="ce2" table:formula="of:=[.D28]-[.F28]" office:value-type="float" office:value="0.124423729255796" calcext:value-type="float">
            <text:p>0,12</text:p>
          </table:table-cell>
          <table:table-cell table:style-name="ce21" table:formula="of:=[.P28]/[.F28]" office:value-type="percentage" office:value="4.56856515505031" calcext:value-type="percentage">
            <text:p>456,86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7:12" calcext:value-type="date">
            <text:p>2025-03-08T18:07:12</text:p>
          </table:table-cell>
          <table:table-cell office:value-type="string" calcext:value-type="string">
            <text:p>swh:1:dir:7499bc90119f3d5d82f34f0db759f68dc47099d8</text:p>
          </table:table-cell>
          <table:table-cell office:value-type="float" office:value="13.1722576934844" calcext:value-type="float">
            <text:p>13,1722576934844</text:p>
          </table:table-cell>
          <table:table-cell office:value-type="float" office:value="0.154759390279651" calcext:value-type="float">
            <text:p>0,154759390279651</text:p>
          </table:table-cell>
          <table:table-cell office:value-type="float" office:value="0.928872281685472" calcext:value-type="float">
            <text:p>0,928872281685472</text:p>
          </table:table-cell>
          <table:table-cell office:value-type="float" office:value="0.0284059550613165" calcext:value-type="float">
            <text:p>0,0284059550613165</text:p>
          </table:table-cell>
          <table:table-cell table:number-columns-repeated="3" office:value-type="float" office:value="99689" calcext:value-type="float">
            <text:p>99689</text:p>
          </table:table-cell>
          <table:table-cell office:value-type="float" office:value="0.169478" calcext:value-type="float">
            <text:p>0,169478</text:p>
          </table:table-cell>
          <table:table-cell office:value-type="float" office:value="9.7766" calcext:value-type="float">
            <text:p>9,7766</text:p>
          </table:table-cell>
          <table:table-cell office:value-type="float" office:value="0.559687" calcext:value-type="float">
            <text:p>0,559687</text:p>
          </table:table-cell>
          <table:table-cell table:formula="of:=[.C29]-[.F29]" office:value-type="float" office:value="13.1438517384231" calcext:value-type="float">
            <text:p>13,14</text:p>
          </table:table-cell>
          <table:table-cell table:style-name="ce9" table:formula="of:=[.M29]/[.F29]" office:value-type="percentage" office:value="462.714656488439" calcext:value-type="percentage">
            <text:p>46271,47 %</text:p>
          </table:table-cell>
          <table:table-cell table:style-name="ce14" table:formula="of:=[.K29]/[.M29]" office:value-type="percentage" office:value="0.743815450338679" calcext:value-type="percentage">
            <text:p>74,38 %</text:p>
          </table:table-cell>
          <table:table-cell table:style-name="ce2" table:formula="of:=[.D29]-[.F29]" office:value-type="float" office:value="0.126353435218335" calcext:value-type="float">
            <text:p>0,13</text:p>
          </table:table-cell>
          <table:table-cell table:style-name="ce21" table:formula="of:=[.P29]/[.F29]" office:value-type="percentage" office:value="4.44813191267784" calcext:value-type="percentage">
            <text:p>444,81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7:44" calcext:value-type="date">
            <text:p>2025-03-08T18:07:44</text:p>
          </table:table-cell>
          <table:table-cell office:value-type="string" calcext:value-type="string">
            <text:p>swh:1:dir:3c25f9b78d911ee5c584bc9239b6d05e981d9ea3</text:p>
          </table:table-cell>
          <table:table-cell office:value-type="float" office:value="99.3387531600893" calcext:value-type="float">
            <text:p>99,3387531600893</text:p>
          </table:table-cell>
          <table:table-cell office:value-type="float" office:value="3.12400046922267" calcext:value-type="float">
            <text:p>3,12400046922267</text:p>
          </table:table-cell>
          <table:table-cell office:value-type="float" office:value="1.83610486239195" calcext:value-type="float">
            <text:p>1,83610486239195</text:p>
          </table:table-cell>
          <table:table-cell office:value-type="float" office:value="0.248568059876561" calcext:value-type="float">
            <text:p>0,248568059876561</text:p>
          </table:table-cell>
          <table:table-cell table:number-columns-repeated="2" office:value-type="float" office:value="1036447" calcext:value-type="float">
            <text:p>1036447</text:p>
          </table:table-cell>
          <table:table-cell office:value-type="float" office:value="1037461" calcext:value-type="float">
            <text:p>1037461</text:p>
          </table:table-cell>
          <table:table-cell office:value-type="float" office:value="7.533204" calcext:value-type="float">
            <text:p>7,533204</text:p>
          </table:table-cell>
          <table:table-cell office:value-type="float" office:value="64.235247" calcext:value-type="float">
            <text:p>64,235247</text:p>
          </table:table-cell>
          <table:table-cell office:value-type="float" office:value="4.124827" calcext:value-type="float">
            <text:p>4,124827</text:p>
          </table:table-cell>
          <table:table-cell table:formula="of:=[.C30]-[.F30]" office:value-type="float" office:value="99.0901851002127" calcext:value-type="float">
            <text:p>99,09</text:p>
          </table:table-cell>
          <table:table-cell table:style-name="ce9" table:formula="of:=[.M30]/[.F30]" office:value-type="percentage" office:value="398.644078203052" calcext:value-type="percentage">
            <text:p>39864,41 %</text:p>
          </table:table-cell>
          <table:table-cell table:style-name="ce14" table:formula="of:=[.K30]/[.M30]" office:value-type="percentage" office:value="0.64825034825636" calcext:value-type="percentage">
            <text:p>64,83 %</text:p>
          </table:table-cell>
          <table:table-cell table:style-name="ce2" table:formula="of:=[.D30]-[.F30]" office:value-type="float" office:value="2.87543240934611" calcext:value-type="float">
            <text:p>2,88</text:p>
          </table:table-cell>
          <table:table-cell table:style-name="ce21" table:formula="of:=[.P30]/[.F30]" office:value-type="percentage" office:value="11.5679883037831" calcext:value-type="percentage">
            <text:p>1156,80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09:57" calcext:value-type="date">
            <text:p>2025-03-08T18:09:57</text:p>
          </table:table-cell>
          <table:table-cell office:value-type="string" calcext:value-type="string">
            <text:p>swh:1:dir:579f59c671bd198e1f6db44fd5deb691b50ccbae</text:p>
          </table:table-cell>
          <table:table-cell office:value-type="float" office:value="10.5530736856163" calcext:value-type="float">
            <text:p>10,5530736856163</text:p>
          </table:table-cell>
          <table:table-cell office:value-type="float" office:value="0.117505533620715" calcext:value-type="float">
            <text:p>0,117505533620715</text:p>
          </table:table-cell>
          <table:table-cell office:value-type="float" office:value="0.934589851647615" calcext:value-type="float">
            <text:p>0,934589851647615</text:p>
          </table:table-cell>
          <table:table-cell office:value-type="float" office:value="0.0172492004930973" calcext:value-type="float">
            <text:p>0,0172492004930973</text:p>
          </table:table-cell>
          <table:table-cell table:number-columns-repeated="3" office:value-type="float" office:value="60398" calcext:value-type="float">
            <text:p>60398</text:p>
          </table:table-cell>
          <table:table-cell office:value-type="float" office:value="0.137231" calcext:value-type="float">
            <text:p>0,137231</text:p>
          </table:table-cell>
          <table:table-cell office:value-type="float" office:value="7.982125" calcext:value-type="float">
            <text:p>7,982125</text:p>
          </table:table-cell>
          <table:table-cell office:value-type="float" office:value="0.488235" calcext:value-type="float">
            <text:p>0,488235</text:p>
          </table:table-cell>
          <table:table-cell table:formula="of:=[.C31]-[.F31]" office:value-type="float" office:value="10.5358244851232" calcext:value-type="float">
            <text:p>10,54</text:p>
          </table:table-cell>
          <table:table-cell table:style-name="ce9" table:formula="of:=[.M31]/[.F31]" office:value-type="percentage" office:value="610.800743451233" calcext:value-type="percentage">
            <text:p>61080,07 %</text:p>
          </table:table-cell>
          <table:table-cell table:style-name="ce14" table:formula="of:=[.K31]/[.M31]" office:value-type="percentage" office:value="0.757617499349095" calcext:value-type="percentage">
            <text:p>75,76 %</text:p>
          </table:table-cell>
          <table:table-cell table:style-name="ce2" table:formula="of:=[.D31]-[.F31]" office:value-type="float" office:value="0.100256333127618" calcext:value-type="float">
            <text:p>0,10</text:p>
          </table:table-cell>
          <table:table-cell table:style-name="ce21" table:formula="of:=[.P31]/[.F31]" office:value-type="percentage" office:value="5.81223072731619" calcext:value-type="percentage">
            <text:p>581,22 %</text:p>
          </table:table-cell>
          <table:table-cell table:number-columns-repeated="16367"/>
        </table:table-row>
        <table:table-row table:style-name="ro2">
          <table:table-cell table:style-name="ce1" office:value-type="date" office:date-value="2025-03-08T18:10:26" calcext:value-type="date">
            <text:p>2025-03-08T18:10:26</text:p>
          </table:table-cell>
          <table:table-cell office:value-type="string" calcext:value-type="string">
            <text:p>swh:1:dir:6bfed12c9fd483ec5736ea9b6474ab03795a4b5f</text:p>
          </table:table-cell>
          <table:table-cell office:value-type="float" office:value="39.3283758144826" calcext:value-type="float">
            <text:p>39,3283758144826</text:p>
          </table:table-cell>
          <table:table-cell office:value-type="float" office:value="1.40627857856452" calcext:value-type="float">
            <text:p>1,40627857856452</text:p>
          </table:table-cell>
          <table:table-cell office:value-type="float" office:value="2.14584860764444" calcext:value-type="float">
            <text:p>2,14584860764444</text:p>
          </table:table-cell>
          <table:table-cell office:value-type="float" office:value="0.093816390261054" calcext:value-type="float">
            <text:p>0,093816390261054</text:p>
          </table:table-cell>
          <table:table-cell table:number-columns-repeated="2" office:value-type="float" office:value="284424" calcext:value-type="float">
            <text:p>284424</text:p>
          </table:table-cell>
          <table:table-cell office:value-type="float" office:value="284517" calcext:value-type="float">
            <text:p>284517</text:p>
          </table:table-cell>
          <table:table-cell office:value-type="float" office:value="5.358706" calcext:value-type="float">
            <text:p>5,358706</text:p>
          </table:table-cell>
          <table:table-cell office:value-type="float" office:value="21.432768" calcext:value-type="float">
            <text:p>21,432768</text:p>
          </table:table-cell>
          <table:table-cell office:value-type="float" office:value="1.348275" calcext:value-type="float">
            <text:p>1,348275</text:p>
          </table:table-cell>
          <table:table-cell table:formula="of:=[.C32]-[.F32]" office:value-type="float" office:value="39.2345594242215" calcext:value-type="float">
            <text:p>39,23</text:p>
          </table:table-cell>
          <table:table-cell table:style-name="ce9" table:formula="of:=[.M32]/[.F32]" office:value-type="percentage" office:value="418.205809401185" calcext:value-type="percentage">
            <text:p>41820,58 %</text:p>
          </table:table-cell>
          <table:table-cell table:style-name="ce14" table:formula="of:=[.K32]/[.M32]" office:value-type="percentage" office:value="0.546272681904221" calcext:value-type="percentage">
            <text:p>54,63 %</text:p>
          </table:table-cell>
          <table:table-cell table:style-name="ce2" table:formula="of:=[.D32]-[.F32]" office:value-type="float" office:value="1.31246218830347" calcext:value-type="float">
            <text:p>1,31</text:p>
          </table:table-cell>
          <table:table-cell table:style-name="ce21" table:formula="of:=[.P32]/[.F32]" office:value-type="percentage" office:value="13.9896896976253" calcext:value-type="percentage">
            <text:p>1398,97 %</text:p>
          </table:table-cell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3"/>
          <table:table-cell table:style-name="ce11" office:value-type="string" calcext:value-type="string">
            <text:p>x500 lol</text:p>
          </table:table-cell>
          <table:table-cell table:style-name="ce16" office:value-type="string" calcext:value-type="string">
            <text:p>~70 %</text:p>
          </table:table-cell>
          <table:table-cell table:style-name="ce19"/>
          <table:table-cell table:style-name="ce23" office:value-type="string" calcext:value-type="string">
            <text:p>x10</text:p>
          </table:table-cell>
          <table:table-cell table:number-columns-repeated="16367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3"/>
          <table:table-cell table:style-name="ce12"/>
          <table:table-cell table:style-name="ce17"/>
          <table:table-cell/>
          <table:table-cell table:style-name="ce24"/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27:42.975099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1T12:02:58.754005880</dc:date>
    <meta:editing-duration>PT2H17M40S</meta:editing-duration>
    <meta:editing-cycles>2</meta:editing-cycles>
    <meta:generator>LibreOffice/24.2.7.2$Linux_X86_64 LibreOffice_project/420$Build-2</meta:generator>
    <meta:document-statistic meta:table-count="1" meta:cell-count="544" meta:object-count="0"/>
  </office:meta>
</office:document-meta>
</file>